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er is pooled up in this crater. There seems
to be a hole at the bottom, but it's plugged up
by a rock.</text:p>
          </table:table-cell>
          <table:table-cell table:number-columns-repeated="1020"/>
        </table:table-row>
        <table:table-row>
          <table:table-cell table:style-name="ce0" office:value-type="string">
            <text:p>石を取り除き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the rock?</text:p>
          </table:table-cell>
          <table:table-cell table:number-columns-repeated="1020"/>
        </table:table-row>
        <table:table-row>
          <table:table-cell table:style-name="ce0" office:value-type="string">
            <text:p>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</text:p>
          </table:table-cell>
          <table:table-cell table:number-columns-repeated="1020"/>
        </table:table-row>
        <table:table-row>
          <table:table-cell table:style-name="ce0" office:value-type="string">
            <text:p>取り除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remove it</text:p>
          </table:table-cell>
          <table:table-cell table:number-columns-repeated="1020"/>
        </table:table-row>
        <table:table-row>
          <table:table-cell table:style-name="ce0" office:value-type="string">
            <text:p>某ハザードの手記っぽく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 file in Resident you-know-what</text:p>
          </table:table-cell>
          <table:table-cell table:number-columns-repeated="1020"/>
        </table:table-row>
        <table:table-row>
          <table:table-cell table:style-name="ce0" office:value-type="string">
            <text:p>青くらげ 選択肢で遊ぶ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in' fun with those menu options, Ao Kurage?</text:p>
          </table:table-cell>
          <table:table-cell table:number-columns-repeated="1020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I found water! This'll net me a hundred bucks.
But how am I gonna drop it to the floor below?
Looking closely, there's a rock plugging it up.</text:p>
          </table:table-cell>
          <table:table-cell table:number-columns-repeated="1020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5th
I tried removing the rock any way I could, but
the damn thing ain't budging. I've poked my
finger in so much, I split my nail. What a day.</text:p>
          </table:table-cell>
          <table:table-cell table:number-columns-repeated="1020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I can't get that rock, no matter what I do. My
finger hurts. I'm not sleeping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8th
put finger in  water  want to take  rock
almost  got i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want  rock    b  ut    finger
 hurts   a little    but    rock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  rock</text:p>
          </table:table-cell>
          <table:table-cell table:number-columns-repeated="1020"/>
        </table:table-row>
        <table:table-row>
          <table:table-cell table:style-name="ce0" office:value-type="string">
            <text:p>ごめんね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ah, sorry.</text:p>
          </table:table-cell>
          <table:table-cell table:number-columns-repeated="1020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Why is there water pooled up in a place like
this? Looking closely, there's a rock plugging
up a hole at the bottom.</text:p>
          </table:table-cell>
          <table:table-cell table:number-columns-repeated="1020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My finger is killing me. The split in my nail
is getting bigger. Unfortunately, I gave all my
band-aids to Johnathan. He owes me a beer.</text:p>
          </table:table-cell>
          <table:table-cell table:number-columns-repeated="1020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7th
I can't get that rock out, no matter what I do.
My finger hurts. I can't sleep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rock</text:p>
          </table:table-cell>
          <table:table-cell table:number-columns-repeated="1020"/>
        </table:table-row>
        <table:table-row>
          <table:table-cell table:style-name="ce0" office:value-type="string">
            <text:p>鉄格子は残念ながらclosed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rid door is, unfortunately, shut t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